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2TokenizerTests.tokenize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ackson2TokenizerTests.create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ckson2TokenizerTests.decode( List &lt; String &gt; source , boolean tokenize , int maxInMemory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ackson2TokenizerTests.doNotTokenizeArray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Jackson2TokenizerTests.stringBuffe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ckson2TokenizerTests.jsonEOFExceptionIsWrappedAsDecoding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ckson2TokenizerTests.tokenizeArray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Jackson2TokenizerTests.testLimitToken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ackson2TokenizerTests.errorIn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ckson2TokenizerTests.useBigDecimalForFloats( boolean useBigDecimalForFloa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ackson2TokenizerTests.test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ackson2TokenizerTests.testTokenize( List &lt; String &gt; input , List &lt; String &gt; output , boolean token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